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0cd" officeooo:paragraph-rsid="0014c0cd"/>
    </style:style>
    <style:style style:name="P2" style:family="paragraph" style:parent-style-name="Standard">
      <style:text-properties officeooo:rsid="00166f02" officeooo:paragraph-rsid="00166f02"/>
    </style:style>
    <style:style style:name="P3" style:family="paragraph" style:parent-style-name="Standard">
      <style:text-properties officeooo:rsid="00190209" officeooo:paragraph-rsid="00166f02"/>
    </style:style>
    <style:style style:name="P4" style:family="paragraph" style:parent-style-name="Standard">
      <style:text-properties officeooo:rsid="00190209" officeooo:paragraph-rsid="001d27d6"/>
    </style:style>
    <style:style style:name="P5" style:family="paragraph" style:parent-style-name="Standard">
      <style:text-properties officeooo:rsid="001ab386" officeooo:paragraph-rsid="001ab386"/>
    </style:style>
    <style:style style:name="P6" style:family="paragraph" style:parent-style-name="Standard">
      <style:text-properties officeooo:rsid="001bd711" officeooo:paragraph-rsid="001bd711"/>
    </style:style>
    <style:style style:name="P7" style:family="paragraph" style:parent-style-name="Standard">
      <style:text-properties officeooo:rsid="001ec9c4" officeooo:paragraph-rsid="001ec9c4"/>
    </style:style>
    <style:style style:name="P8" style:family="paragraph" style:parent-style-name="Standard">
      <style:text-properties officeooo:rsid="0014c0cd" officeooo:paragraph-rsid="0014c0cd"/>
    </style:style>
    <style:style style:name="P9" style:family="paragraph" style:parent-style-name="Standard">
      <style:text-properties officeooo:rsid="0021c3d6" officeooo:paragraph-rsid="0021c3d6"/>
    </style:style>
    <style:style style:name="T1" style:family="text">
      <style:text-properties officeooo:rsid="0017f47a"/>
    </style:style>
    <style:style style:name="T2" style:family="text">
      <style:text-properties officeooo:rsid="001b2a25"/>
    </style:style>
    <style:style style:name="T3" style:family="text">
      <style:text-properties officeooo:rsid="001d27d6"/>
    </style:style>
    <style:style style:name="T4" style:family="text">
      <style:text-properties officeooo:rsid="001fd22a"/>
    </style:style>
    <style:style style:name="T5" style:family="text">
      <style:text-properties officeooo:rsid="0021c3d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 update</text:p>
      <text:p text:style-name="Standard">sudo apt install build-essential libncurses-dev bison flex libssl-dev libelf-dev</text:p>
      <text:p text:style-name="Standard">sudo apt install libqt5gui5 libqt5widgets5 libqt5script5 libqt5xml5 libqt5x11extras5 libqt5dbus5 qtbase5-dev libqt5svg5-dev libncurses5-dev</text:p>
      <text:p text:style-name="Standard">sudo apt install libcap-dev libacl1-dev libcrypt-dev libselinux1-dev libseccomp-dev <text:span text:style-name="T1">systemd-coredump </text:span><text:span text:style-name="T4">hwloc</text:span></text:p>
      <text:p text:style-name="Standard"/>
      <text:p text:style-name="P9">cp /boot / config-&lt;kversion&gt; .config</text:p>
      <text:p text:style-name="P9">make olddefconfig</text:p>
      <text:p text:style-name="P9">sudo make -j <text:s/>$(nproc)</text:p>
      <text:p text:style-name="P1">sudo make modules_install -<text:span text:style-name="T5">j $(nproc)</text:span></text:p>
      <text:p text:style-name="P1">sudo make install -<text:span text:style-name="T5">j $(nproc)</text:span></text:p>
      <text:p text:style-name="P9">sudo update-initramfs -c -k &lt;kernelversion&gt;</text:p>
      <text:p text:style-name="Standard">sudo update-grub</text:p>
      <text:p text:style-name="Standard"/>
      <text:p text:style-name="Standard"/>
      <text:p text:style-name="P2">changing configs</text:p>
      <text:p text:style-name="P2">1. ebpf configs</text:p>
      <text:p text:style-name="P2">2. configs config</text:p>
      <text:p text:style-name="P2"/>
      <text:p text:style-name="P2"/>
      <text:p text:style-name="P3"/>
      <text:p text:style-name="P5">we can use <text:span text:style-name="T2">`</text:span>gcore <text:span text:style-name="T2">pid` </text:span>to generate coredump of running processes!</text:p>
      <text:p text:style-name="P5">Got 800m coredumps</text:p>
      <text:p text:style-name="P5"/>
      <text:p text:style-name="P6">how to generate coredumps</text:p>
      <text:p text:style-name="P6">echo "/tmp/%e.%p" | sudo tee /proc/sys/kernel/core_pattern </text:p>
      <text:p text:style-name="P6">ulimit -c unlimited </text:p>
      <text:p text:style-name="P4"><text:span text:style-name="T3">this updates</text:span> RLIMIT_CORE which is a soft resource limit!</text:p>
      <text:p text:style-name="P6">now in tmp we can find the coredumps</text:p>
      <text:p text:style-name="P6"/>
      <text:p text:style-name="P7">to use the coredumps we can do gdb &lt;binaryfile&gt; &lt;coredumpfil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20:03:26.272831265</meta:creation-date>
    <dc:date>2024-07-26T21:19:40.254637182</dc:date>
    <meta:editing-duration>PT20M28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24" meta:character-count="929" meta:non-whitespace-character-count="824"/>
  </office:meta>
</office:document-meta>
</file>